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f340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1f340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63ad1"/>
    </style:style>
    <style:style style:name="P32" style:family="paragraph" style:parent-style-name="Standard">
      <style:text-properties officeooo:paragraph-rsid="01bc32b8"/>
    </style:style>
    <style:style style:name="P33" style:family="paragraph" style:parent-style-name="Standard">
      <style:text-properties officeooo:paragraph-rsid="01be4eb0"/>
    </style:style>
    <style:style style:name="P34" style:family="paragraph" style:parent-style-name="Standard">
      <style:text-properties officeooo:paragraph-rsid="01c0339d"/>
    </style:style>
    <style:style style:name="P35" style:family="paragraph" style:parent-style-name="Standard">
      <style:text-properties style:font-name="Liberation Sans" fo:font-size="12pt" fo:font-style="italic" officeooo:rsid="05fe4687" officeooo:paragraph-rsid="01f340ee" style:font-size-asian="12pt" style:font-style-asian="italic" style:font-size-complex="12pt" style:font-style-complex="italic"/>
    </style:style>
    <style:style style:name="P36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4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6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8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3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6" style:family="paragraph" style:parent-style-name="Standard">
      <style:text-properties officeooo:paragraph-rsid="01f340ee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1dd7b07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20a66e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2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3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6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7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style:language-asian="nl" style:country-asian="NL"/>
    </style:style>
    <style:style style:name="T109" style:family="text">
      <style:text-properties officeooo:rsid="01f5e6f6" style:language-asian="nl" style:country-asian="NL"/>
    </style:style>
    <style:style style:name="T110" style:family="text">
      <style:text-properties officeooo:rsid="014ea810" style:language-asian="nl" style:country-asian="NL"/>
    </style:style>
    <style:style style:name="T111" style:family="text">
      <style:text-properties officeooo:rsid="014ea810"/>
    </style:style>
    <style:style style:name="T11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ef222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7" style:family="text">
      <style:text-properties officeooo:rsid="0119bd75"/>
    </style:style>
    <style:style style:name="T138" style:family="text">
      <style:text-properties style:font-name="Liberation Sans" fo:font-size="12pt" fo:language="en" fo:country="GB" style:font-size-asian="12pt" style:font-size-complex="12pt"/>
    </style:style>
    <style:style style:name="T13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0" style:family="text">
      <style:text-properties style:font-name="Liberation Sans" fo:language="en" fo:country="GB"/>
    </style:style>
    <style:style style:name="T141" style:family="text">
      <style:text-properties style:font-name="Liberation Sans" fo:language="en" fo:country="GB" officeooo:rsid="01f61662"/>
    </style:style>
    <style:style style:name="T142" style:family="text">
      <style:text-properties officeooo:rsid="01e96954"/>
    </style:style>
    <style:style style:name="T143" style:family="text">
      <style:text-properties officeooo:rsid="020686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Checklist for moving from Windows to Ubuntu or Debian GNU/Linux.</text:p>
      <text:p text:style-name="P14"><text:span text:style-name="Strong_20_Emphasis"><text:span text:style-name="T98"/></text:span></text:p>
      <text:p text:style-name="P66"><text:span text:style-name="T6">Visit </text:span><text:a xlink:type="simple" xlink:href="https://karelzimmer.nl/" text:style-name="Internet_20_link" text:visited-style-name="Visited_20_Internet_20_Link"><text:span text:style-name="Internet_20_link"><text:span text:style-name="T112">karelzimmer.nl</text:span></text:span></text:a><text:span text:style-name="T6"> for this and other Linux documents, scripts, and information.</text:span></text:p>
      <text:p text:style-name="P30"/>
      <text:p text:style-name="P35"><text:span text:style-name="T87">This is a fillable PDF with text </text:span><text:span text:style-name="Strong_20_Emphasis"><text:span text:style-name="T7">te</text:span></text:span><text:span text:style-name="Strong_20_Emphasis"><text:span text:style-name="T8">x</text:span></text:span><text:span text:style-name="Strong_20_Emphasis"><text:span text:style-name="T7">t</text:span></text:span><text:span text:style-name="T87"> </text:span><text:span text:style-name="T88">a</text:span><text:span text:style-name="T87">n</text:span><text:span text:style-name="T88">d</text:span><text:span text:style-name="Strong_20_Emphasis"><text:span text:style-name="T9"> </text:span></text:span><text:span text:style-name="Strong_20_Emphasis"><text:span text:style-name="T43"><draw:control text:anchor-type="as-char" draw:z-index="156" draw:name="Vorm3_ 1" draw:style-name="gr1" draw:text-style-name="P78" svg:width="0.35cm" svg:height="0.35cm" draw:control="control157"/></text:span></text:span><text:span text:style-name="T87"><text:s/>checkboxes; printing is not necessary.</text:span></text:p>
      <text:p text:style-name="P20"><text:span text:style-name="Strong_20_Emphasis"><text:span text:style-name="T99"/></text:span></text:p>
      <text:list xml:id="list830070984" text:style-name="L1">
        <text:list-item>
          <text:p text:style-name="P72"><text:span text:style-name="T102">Preparing to transfer</text:span><text:span text:style-name="T105"> (</text:span><text:span text:style-name="T106">o</text:span><text:span text:style-name="T107">n</text:span><text:span text:style-name="T105"> Windows)</text:span></text:p>
        </text:list-item>
      </text:list>
      <text:p text:style-name="P37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1">Download Mozilla Firefox, Mozilla Thunderbird, </text:span></text:span><text:span text:style-name="Strong_20_Emphasis"><text:span text:style-name="T12">and</text:span></text:span><text:span text:style-name="Strong_20_Emphasis"><text:span text:style-name="T13"> Google Chrome</text:span></text:span><text:span text:style-name="Strong_20_Emphasis"><text:span text:style-name="T11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6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38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8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4"><text:span text:style-name="T138">Collect E-mail addresses and mail server addresses </text:span><text:span text:style-name="T139">per user</text:span><text:span text:style-name="T13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38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93">Install and start Google Chrome, import everything </text:span><text:span text:style-name="T100">per user</text:span><text:span text:style-name="T93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1"><text:span text:style-name="T93">Install and start Mozilla Firefox, import everything </text:span><text:span text:style-name="T100">per user</text:span><text:span text:style-name="T93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1"><text:span text:style-name="T95">Install and start Mozilla Thunderbird, import </text:span><text:span text:style-name="T101">per user</text:span><text:span text:style-name="T95"> from the </text:span><text:span text:style-name="T94">email program </text:span><text:span text:style-name="T97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0"><text:s/></text:span></text:span><text:span text:style-name="Strong_20_Emphasis"><text:span text:style-name="T44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10"><text:s/></text:span></text:span><text:span text:style-name="Strong_20_Emphasis"><text:span text:style-name="T44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10"><text:s/></text:span></text:span><text:span text:style-name="Strong_20_Emphasis"><text:span text:style-name="T44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10"><text:s/></text:span></text:span><text:span text:style-name="Strong_20_Emphasis"><text:span text:style-name="T44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4"><text:tab/></text:span></text:span><text:span text:style-name="Strong_20_Emphasis"><text:span text:style-name="T45">account settings</text:span></text:span><text:span text:style-name="T9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9"><text:span text:style-name="Strong_20_Emphasis"><text:span text:style-name="T121"><text:s/></text:span></text:span><text:span text:style-name="Strong_20_Emphasis"><text:span text:style-name="T122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22"><text:tab/>Email folders</text:span></text:span><text:span text:style-name="T14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9"><text:span text:style-name="Strong_20_Emphasis"><text:span text:style-name="T121"><text:s/></text:span></text:span><text:span text:style-name="Strong_20_Emphasis"><text:span text:style-name="T122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22"><text:tab/></text:span></text:span><text:span text:style-name="T140">ad</text:span><text:span text:style-name="T141">d</text:span><text:span text:style-name="T140">res</text:span><text:span text:style-name="T141">s book</text:span><text:span text:style-name="T14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0"><text:s/></text:span></text:span><text:span text:style-name="Strong_20_Emphasis"><text:span text:style-name="T44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10"><text:s/></text:span></text:span><text:span text:style-name="Strong_20_Emphasis"><text:span text:style-name="T44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10"><text:s/></text:span></text:span><text:span text:style-name="Strong_20_Emphasis"><text:span text:style-name="T44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10"><text:s/></text:span></text:span><text:span text:style-name="Strong_20_Emphasis"><text:span text:style-name="T44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4"><text:tab/></text:span></text:span><text:span text:style-name="T96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10"><text:s/></text:span></text:span><text:span text:style-name="Strong_20_Emphasis"><text:span text:style-name="T44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10"><text:s/></text:span></text:span><text:span text:style-name="Strong_20_Emphasis"><text:span text:style-name="T44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10"><text:s/></text:span></text:span><text:span text:style-name="Strong_20_Emphasis"><text:span text:style-name="T44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10"><text:s/></text:span></text:span><text:span text:style-name="Strong_20_Emphasis"><text:span text:style-name="T44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4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64"><text:span text:style-name="T103">If importing fails, export everything in any way possible from the current </text:span><text:span text:style-name="T104">email program</text:span><text:span text:style-name="T103"> to be able to import the data later.</text:span></text:p>
          </table:table-cell>
        </table:table-row>
      </table:table>
      <text:p text:style-name="P25"/>
      <text:list xml:id="list100956251404163" text:continue-list="list830070984" text:style-name="L1">
        <text:list-item text:start-value="1">
          <text:p text:style-name="P70"><text:span text:style-name="Strong_20_Emphasis"><text:span text:style-name="T51">Preparing to transfer</text:span></text:span><text:span text:style-name="Strong_20_Emphasis"><text:span text:style-name="T65"> (</text:span></text:span><text:span text:style-name="Strong_20_Emphasis"><text:span text:style-name="T70">op</text:span></text:span><text:span text:style-name="Strong_20_Emphasis"><text:span text:style-name="T65"> Windows) - </text:span></text:span><text:span text:style-name="Strong_20_Emphasis"><text:span text:style-name="T69">continued</text:span></text:span></text:p>
        </text:list-item>
      </text:list>
      <text:p text:style-name="P3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10"><text:s/></text:span></text:span><text:span text:style-name="Strong_20_Emphasis"><text:span text:style-name="T44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4">Turn off any virus scanner or start Ubuntu Live from a USB stick or DVD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50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20">M</text:span></text:span><text:span text:style-name="Strong_20_Emphasis"><text:span text:style-name="T36">y Documents</text:span></text:span><text:span text:style-name="Strong_20_Emphasis"><text:span text:style-name="T20">, </text:span></text:span><text:span text:style-name="Strong_20_Emphasis"><text:span text:style-name="T21">etc</text:span></text:span><text:span text:style-name="Strong_20_Emphasis"><text:span text:style-name="T2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22">Desktop wallpapers</text:span></text:span><text:span text:style-name="Strong_20_Emphasis"><text:span text:style-name="T2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10"><text:s/></text:span></text:span><text:span text:style-name="Strong_20_Emphasis"><text:span text:style-name="T44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10"><text:s/></text:span></text:span><text:span text:style-name="Strong_20_Emphasis"><text:span text:style-name="T44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10"><text:s/></text:span></text:span><text:span text:style-name="Strong_20_Emphasis"><text:span text:style-name="T44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4"><text:tab/></text:span></text:span><text:span text:style-name="Strong_20_Emphasis"><text:span text:style-name="T46">The created </text:span></text:span><text:span text:style-name="Strong_20_Emphasis"><text:span text:style-name="T18">Chrome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0">C:\Documents and Setting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0">\Application Data\</text:span></text:span><text:span text:style-name="Strong_20_Emphasis"><text:span text:style-name="T15">Google</text:span></text:span><text:span text:style-name="Strong_20_Emphasis"><text:span text:style-name="T20">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/text:span></text:span><text:span text:style-name="Strong_20_Emphasis"><text:span text:style-name="T67">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59">AppData</text:span></text:span><text:span text:style-name="Strong_20_Emphasis"><text:span text:style-name="T20">\Roaming\</text:span></text:span><text:span text:style-name="Strong_20_Emphasis"><text:span text:style-name="T1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10"><text:s/></text:span></text:span><text:span text:style-name="Strong_20_Emphasis"><text:span text:style-name="T44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10"><text:s/></text:span></text:span><text:span text:style-name="Strong_20_Emphasis"><text:span text:style-name="T44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10"><text:s/></text:span></text:span><text:span text:style-name="Strong_20_Emphasis"><text:span text:style-name="T44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4"><text:tab/></text:span></text:span><text:span text:style-name="Strong_20_Emphasis"><text:span text:style-name="T46">The created</text:span></text:span><text:span text:style-name="Strong_20_Emphasis"><text:span text:style-name="T20"> F</text:span></text:span><text:span text:style-name="Strong_20_Emphasis"><text:span text:style-name="T42">irefox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0">C:\Documents and Setting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0">\Application Data\Mozilla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2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4"><text:span text:style-name="Strong_20_Emphasis"><text:span text:style-name="T10"><text:s/></text:span></text:span><text:span text:style-name="Strong_20_Emphasis"><text:span text:style-name="T44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10"><text:s/></text:span></text:span><text:span text:style-name="Strong_20_Emphasis"><text:span text:style-name="T44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10"><text:s/></text:span></text:span><text:span text:style-name="Strong_20_Emphasis"><text:span text:style-name="T44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10"><text:s/></text:span></text:span><text:span text:style-name="Strong_20_Emphasis"><text:span text:style-name="T44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4"><text:tab/></text:span></text:span><text:span text:style-name="Strong_20_Emphasis"><text:span text:style-name="T46">The created</text:span></text:span><text:span text:style-name="Strong_20_Emphasis"><text:span text:style-name="T20"> T</text:span></text:span><text:span text:style-name="Strong_20_Emphasis"><text:span text:style-name="T42">hunderbird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4">C:\Documents and Settings\</text:span></text:span><text:span text:style-name="Definition"><text:span text:style-name="T124">&lt;</text:span></text:span><text:span text:style-name="Definition"><text:span text:style-name="T125">Username</text:span></text:span><text:span text:style-name="Definition"><text:span text:style-name="T124">&gt;</text:span></text:span><text:span text:style-name="Strong_20_Emphasis"><text:span text:style-name="T24">\</text:span></text:span><text:span text:style-name="Strong_20_Emphasis"><text:span text:style-name="T20">Application Data\Thunderbird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20">AppData\Roaming\Thunderbird</text:span></text:span></text:p>
          </table:table-cell>
        </table:table-row>
      </table:table>
      <text:p text:style-name="P40"/>
      <text:p text:style-name="P41"/>
      <text:list xml:id="list100956163926667" text:continue-numbering="true" text:style-name="L1">
        <text:list-item>
          <text:p text:style-name="P71"><text:span text:style-name="Strong_20_Emphasis"><text:span text:style-name="T91">Install </text:span></text:span><text:span text:style-name="Strong_20_Emphasis"><text:span text:style-name="T89">Ubuntu </text:span></text:span><text:span text:style-name="Strong_20_Emphasis"><text:span text:style-name="T90">o</text:span></text:span><text:span text:style-name="Strong_20_Emphasis"><text:span text:style-name="T91">r</text:span></text:span><text:span text:style-name="Strong_20_Emphasis"><text:span text:style-name="T90"> Debian GNU/</text:span></text:span><text:span text:style-name="Strong_20_Emphasis"><text:span text:style-name="T92">Linux</text:span></text:span><text:span text:style-name="Strong_20_Emphasis"><text:span text:style-name="T25"> </text:span></text:span><text:span text:style-name="Emphasis"><text:span text:style-name="T63">consider </text:span></text:span><text:span text:style-name="Emphasis"><text:span text:style-name="T62">dual boot</text:span></text:span></text:p>
        </text:list-item>
      </text:list>
      <text:p text:style-name="P4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3"><text:span text:style-name="Strong_20_Emphasis"><text:span text:style-name="T10"><text:s/></text:span></text:span><text:span text:style-name="Strong_20_Emphasis"><text:span text:style-name="T44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4">Install Ubuntu or Debian GNU/Linux Linux according to the </text:span></text:span><text:span text:style-name="Strong_20_Emphasis"><text:span text:style-name="T54">Installation Checklist</text:span></text:span><text:span text:style-name="Strong_20_Emphasis"><text:span text:style-name="T14">.</text:span></text:span></text:p>
          </table:table-cell>
        </table:table-row>
      </table:table>
      <text:p text:style-name="P21"><text:span text:style-name="Strong_20_Emphasis"><text:span text:style-name="T113"><text:tab/></text:span></text:span></text:p>
      <text:list xml:id="list100956460690535" text:continue-numbering="true" text:style-name="L1">
        <text:list-item>
          <text:p text:style-name="P73"><text:span text:style-name="Strong_20_Emphasis"><text:span text:style-name="T56">Perform transfer</text:span></text:span><text:span text:style-name="Strong_20_Emphasis"><text:span text:style-name="T19"> </text:span></text:span><text:span text:style-name="Strong_20_Emphasis"><text:span text:style-name="T64">(</text:span></text:span><text:span text:style-name="Strong_20_Emphasis"><text:span text:style-name="T70">o</text:span></text:span><text:span text:style-name="Strong_20_Emphasis"><text:span text:style-name="T72">n</text:span></text:span><text:span text:style-name="Strong_20_Emphasis"><text:span text:style-name="T64"> </text:span></text:span><text:span text:style-name="Strong_20_Emphasis"><text:span text:style-name="T73">Ubuntu </text:span></text:span><text:span text:style-name="Strong_20_Emphasis"><text:span text:style-name="T74">o</text:span></text:span><text:span text:style-name="Strong_20_Emphasis"><text:span text:style-name="T75">r</text:span></text:span><text:span text:style-name="Strong_20_Emphasis"><text:span text:style-name="T74"> Debian GNU/</text:span></text:span><text:span text:style-name="Strong_20_Emphasis"><text:span text:style-name="T71">Linux</text:span></text:span><text:span text:style-name="Strong_20_Emphasis"><text:span text:style-name="T64">)</text:span></text:span><text:span text:style-name="Strong_20_Emphasis"><text:span text:style-name="T19"><text:line-break/></text:span></text:span></text:p>
          <text:p text:style-name="P68">The actions in this chapter must be performed per user</text:p>
          <text:p text:style-name="P69"><text:span text:style-name="Emphasis"><text:span text:style-name="T116"/></text:span></text:p>
        </text:list-item>
      </text:list>
      <text:p text:style-name="P22"><text:span text:style-name="Strong_20_Emphasis"><text:span text:style-name="T113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13"><text:tab/></text:span></text:span><text:span text:style-name="Strong_20_Emphasis"><text:span text:style-name="T117">Make sure there is no Internet connection, so that no new e-mails can arrive.</text:span></text:span></text:p>
      <text:p text:style-name="P15"><text:span text:style-name="Strong_20_Emphasis"><text:span text:style-name="T47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38">Connect the external hard disk.</text:span></text:span></text:p>
      <text:p text:style-name="P15"><text:span text:style-name="Strong_20_Emphasis"><text:span text:style-name="T47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48">Copy</text:span></text:span><text:span text:style-name="Strong_20_Emphasis"><text:span text:style-name="T19"> </text:span></text:span><text:span text:style-name="Strong_20_Emphasis"><text:span text:style-name="T26">M</text:span></text:span><text:span text:style-name="Strong_20_Emphasis"><text:span text:style-name="T39">y</text:span></text:span><text:span text:style-name="Strong_20_Emphasis"><text:span text:style-name="T26"> </text:span></text:span><text:span text:style-name="Strong_20_Emphasis"><text:span text:style-name="T39">Documents</text:span></text:span><text:span text:style-name="Strong_20_Emphasis"><text:span text:style-name="T26">, </text:span></text:span><text:span text:style-name="Strong_20_Emphasis"><text:span text:style-name="T21">etc</text:span></text:span><text:span text:style-name="Strong_20_Emphasis"><text:span text:style-name="T19">.</text:span></text:span></text:p>
      <text:p text:style-name="P17"><text:span text:style-name="Strong_20_Emphasis"><text:span text:style-name="T47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49">Copy</text:span></text:span><text:span text:style-name="Strong_20_Emphasis"><text:span text:style-name="T27"> </text:span></text:span><text:span text:style-name="Strong_20_Emphasis"><text:span text:style-name="T22">Desktop wallpapers</text:span></text:span><text:span text:style-name="Strong_20_Emphasis"><text:span text:style-name="T20"> </text:span></text:span><text:span text:style-name="Strong_20_Emphasis"><text:span text:style-name="T40">to</text:span></text:span><text:span text:style-name="Strong_20_Emphasis"><text:span text:style-name="T28"> ~/</text:span></text:span><text:span text:style-name="Strong_20_Emphasis"><text:span text:style-name="T40">Pictures</text:span></text:span><text:span text:style-name="Strong_20_Emphasis"><text:span text:style-name="T28">.</text:span></text:span></text:p>
      <text:p text:style-name="P15"><text:span text:style-name="Strong_20_Emphasis"><text:span text:style-name="T47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49">Copy</text:span></text:span><text:span text:style-name="Strong_20_Emphasis"><text:span text:style-name="T19"> </text:span></text:span><text:span text:style-name="Strong_20_Emphasis"><text:span text:style-name="T40">the</text:span></text:span><text:span text:style-name="Strong_20_Emphasis"><text:span text:style-name="T19"> </text:span></text:span><text:span text:style-name="Strong_20_Emphasis"><text:span text:style-name="T16">Chrome </text:span></text:span><text:span text:style-name="Strong_20_Emphasis"><text:span text:style-name="T19">data </text:span></text:span><text:span text:style-name="Strong_20_Emphasis"><text:span text:style-name="T40">to</text:span></text:span><text:span text:style-name="Strong_20_Emphasis"><text:span text:style-name="T27"> ~/.</text:span></text:span><text:span text:style-name="Strong_20_Emphasis"><text:span text:style-name="T16">chrome</text:span></text:span><text:span text:style-name="Strong_20_Emphasis"><text:span text:style-name="T29">, </text:span></text:span><text:span text:style-name="Strong_20_Emphasis"><text:span text:style-name="T21">o</text:span></text:span><text:span text:style-name="Strong_20_Emphasis"><text:span text:style-name="T40">r</text:span></text:span><text:span text:style-name="Strong_20_Emphasis"><text:span text:style-name="T21"> </text:span></text:span><text:span text:style-name="Strong_20_Emphasis"><text:span text:style-name="T40">to</text:span></text:span><text:span text:style-name="Strong_20_Emphasis"><text:span text:style-name="T21"> </text:span></text:span><text:span text:style-name="Strong_20_Emphasis"><text:span text:style-name="T27">~/.</text:span></text:span><text:span text:style-name="Strong_20_Emphasis"><text:span text:style-name="T17">google</text:span></text:span><text:span text:style-name="Strong_20_Emphasis"><text:span text:style-name="T27">.</text:span></text:span></text:p>
      <text:p text:style-name="P15"><text:span text:style-name="Strong_20_Emphasis"><text:span text:style-name="T47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49">Copy the</text:span></text:span><text:span text:style-name="Strong_20_Emphasis"><text:span text:style-name="T19"> Firefox data </text:span></text:span><text:span text:style-name="Strong_20_Emphasis"><text:span text:style-name="T40">to</text:span></text:span><text:span text:style-name="Strong_20_Emphasis"><text:span text:style-name="T27"> ~/.mozilla </text:span></text:span><text:span text:style-name="Strong_20_Emphasis"><text:span text:style-name="T29">(NB </text:span></text:span><text:span text:style-name="Strong_20_Emphasis"><text:span text:style-name="T52">F</text:span></text:span><text:span text:style-name="Strong_20_Emphasis"><text:span text:style-name="T29">irefox</text:span></text:span><text:span text:style-name="Strong_20_Emphasis"><text:span text:style-name="T30"> → </text:span></text:span><text:span text:style-name="Strong_20_Emphasis"><text:span text:style-name="T53">f</text:span></text:span><text:span text:style-name="Strong_20_Emphasis"><text:span text:style-name="T31">irefox</text:span></text:span><text:span text:style-name="Strong_20_Emphasis"><text:span text:style-name="T29">), </text:span></text:span><text:span text:style-name="Strong_20_Emphasis"><text:span text:style-name="T21">o</text:span></text:span><text:span text:style-name="Strong_20_Emphasis"><text:span text:style-name="T40">r</text:span></text:span><text:span text:style-name="Strong_20_Emphasis"><text:span text:style-name="T21"> </text:span></text:span><text:span text:style-name="Strong_20_Emphasis"><text:span text:style-name="T40">to</text:span></text:span><text:span text:style-name="Strong_20_Emphasis"><text:span text:style-name="T21"> </text:span></text:span><text:span text:style-name="Strong_20_Emphasis"><text:span text:style-name="T27">~/.mozilla.</text:span></text:span></text:p>
      <text:p text:style-name="P23"><text:span text:style-name="Strong_20_Emphasis"><text:span text:style-name="T113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13"><text:tab/></text:span></text:span><text:span text:style-name="Strong_20_Emphasis"><text:span text:style-name="T115">Start Firefox and check the operation.</text:span></text:span></text:p>
      <text:p text:style-name="P22"><text:span text:style-name="Strong_20_Emphasis"><text:span text:style-name="T113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13"><text:tab/></text:span></text:span><text:span text:style-name="Strong_20_Emphasis"><text:span text:style-name="T114">Copy the </text:span></text:span><text:span text:style-name="Strong_20_Emphasis"><text:span text:style-name="T115">Thunderbird data </text:span></text:span><text:span text:style-name="Strong_20_Emphasis"><text:span text:style-name="T120">to</text:span></text:span><text:span text:style-name="Strong_20_Emphasis"><text:span text:style-name="T118"> ~/.thunderbird, </text:span></text:span><text:span text:style-name="Strong_20_Emphasis"><text:span text:style-name="T119">o</text:span></text:span><text:span text:style-name="Strong_20_Emphasis"><text:span text:style-name="T120">r</text:span></text:span><text:span text:style-name="Strong_20_Emphasis"><text:span text:style-name="T119"> </text:span></text:span><text:span text:style-name="Strong_20_Emphasis"><text:span text:style-name="T120">to</text:span></text:span><text:span text:style-name="Strong_20_Emphasis"><text:span text:style-name="T119"> </text:span></text:span><text:span text:style-name="Strong_20_Emphasis"><text:span text:style-name="T118">~/.thunderbird.</text:span></text:span></text:p>
      <text:p text:style-name="P18"><text:span text:style-name="Strong_20_Emphasis"><text:span text:style-name="T47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and check the operation. </text:span></text:span><text:span text:style-name="Strong_20_Emphasis"><text:span text:style-name="T32">(inc</text:span></text:span><text:span text:style-name="Strong_20_Emphasis"><text:span text:style-name="T33">l</text:span></text:span><text:span text:style-name="Strong_20_Emphasis"><text:span text:style-name="T34">u</text:span></text:span><text:span text:style-name="Strong_20_Emphasis"><text:span text:style-name="T41">ding possible</text:span></text:span><text:span text:style-name="Strong_20_Emphasis"><text:span text:style-name="T32"> Agenda)</text:span></text:span><text:span text:style-name="Strong_20_Emphasis"><text:span text:style-name="T19">.</text:span></text:span></text:p>
      <text:p text:style-name="P15"><text:span text:style-name="Strong_20_Emphasis"><text:span text:style-name="T47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47"><text:tab/>Remove unnecessary Windows files via </text:span></text:span><text:span text:style-name="Strong_20_Emphasis"><text:span text:style-name="T55">Terminal</text:span></text:span><text:span text:style-name="Strong_20_Emphasis"><text:span text:style-name="T47"> and the following command line:</text:span></text:span><text:span text:style-name="T57"><text:line-break/></text:span></text:p>
      <text:list xml:id="list100955174749544" text:continue-numbering="true" text:style-name="L1">
        <text:list-header>
          <text:p text:style-name="P74"><text:span text:style-name="User_20_Entry"><text:span text:style-name="T76">f</text:span></text:span><text:span text:style-name="User_20_Entry"><text:span text:style-name="T77">ind </text:span></text:span><text:span text:style-name="User_20_Entry"><text:span text:style-name="T76">$HOME</text:span></text:span><text:span text:style-name="User_20_Entry"><text:span text:style-name="T77"> -</text:span></text:span><text:span text:style-name="User_20_Entry"><text:span text:style-name="T78">i</text:span></text:span><text:span text:style-name="User_20_Entry"><text:span text:style-name="T77">name </text:span></text:span><text:span text:style-name="User_20_Entry"><text:span text:style-name="T79">d</text:span></text:span><text:span text:style-name="User_20_Entry"><text:span text:style-name="T77">esktop.ini -</text:span></text:span><text:span text:style-name="User_20_Entry"><text:span text:style-name="T80">d</text:span></text:span><text:span text:style-name="User_20_Entry"><text:span text:style-name="T81">e</text:span></text:span><text:span text:style-name="User_20_Entry"><text:span text:style-name="T80">lete </text:span></text:span><text:span text:style-name="User_20_Entry"><text:span text:style-name="T82">-or </text:span></text:span><text:span text:style-name="User_20_Entry"><text:span text:style-name="T77">-</text:span></text:span><text:span text:style-name="User_20_Entry"><text:span text:style-name="T83">i</text:span></text:span><text:span text:style-name="User_20_Entry"><text:span text:style-name="T77">name </text:span></text:span><text:span text:style-name="User_20_Entry"><text:span text:style-name="T83">t</text:span></text:span><text:span text:style-name="User_20_Entry"><text:span text:style-name="T77">humbs.db -</text:span></text:span><text:span text:style-name="User_20_Entry"><text:span text:style-name="T80">delete -</text:span></text:span><text:span text:style-name="User_20_Entry"><text:span text:style-name="T82">or </text:span></text:span><text:span text:style-name="User_20_Entry"><text:span text:style-name="T77">-name '*.</text:span></text:span><text:span text:style-name="User_20_Entry"><text:span text:style-name="T84">lnk'</text:span></text:span><text:span text:style-name="User_20_Entry"><text:span text:style-name="T77"> -</text:span></text:span><text:span text:style-name="User_20_Entry"><text:span text:style-name="T80">delete -</text:span></text:span><text:span text:style-name="User_20_Entry"><text:span text:style-name="T85">or </text:span></text:span><text:span text:style-name="User_20_Entry"><text:span text:style-name="T77">-</text:span></text:span><text:span text:style-name="User_20_Entry"><text:span text:style-name="T78">i</text:span></text:span><text:span text:style-name="User_20_Entry"><text:span text:style-name="T77">name '*.</text:span></text:span><text:span text:style-name="User_20_Entry"><text:span text:style-name="T86">exe'</text:span></text:span><text:span text:style-name="User_20_Entry"><text:span text:style-name="T77"> -</text:span></text:span><text:span text:style-name="User_20_Entry"><text:span text:style-name="T80">delete</text:span></text:span><text:span text:style-name="User_20_Entry"><text:span text:style-name="T58"><text:line-break/></text:span></text:span></text:p>
        </text:list-header>
      </text:list>
      <text:p text:style-name="P16"><text:span text:style-name="Strong_20_Emphasis"><text:span text:style-name="T47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38">Connect to the Internet so that new e-mails can arrive again.</text:span></text:span></text:p>
      <text:list xml:id="list3893453652" text:style-name="L2">
        <text:list-header>
          <text:p text:style-name="P75"><text:span text:style-name="Strong_20_Emphasis"><text:span text:style-name="T136"/></text:span></text:p>
          <text:p text:style-name="P76"><text:span text:style-name="Strong_20_Emphasis"><text:span text:style-name="T136"><text:line-break/></text:span></text:span><text:span text:style-name="Strong_20_Emphasis"><text:span text:style-name="T35">End of checklist, the transfer is complete.</text:span></text:span></text:p>
        </text:list-header>
      </text:list>
      <text:p text:style-name="P41"/>
      <text:list xml:id="list100956476519119" text:continue-numbering="true" text:style-name="L2">
        <text:list-header>
          <text:p text:style-name="P77"><text:span text:style-name="Emphasis"><text:span text:style-name="T127">Written</text:span></text:span><text:span text:style-name="Emphasis"><text:span text:style-name="T131"> </text:span></text:span><text:span text:style-name="Emphasis"><text:span text:style-name="T133">by</text:span></text:span><text:span text:style-name="Emphasis"><text:span text:style-name="T1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29">Karel Zimmer</text:span></text:span></text:a><text:span text:style-name="Emphasis"><text:span text:style-name="T126">, </text:span></text:span><text:a xlink:type="simple" xlink:href="https://creativecommons.org/publicdomain/zero/1.0" text:style-name="Internet_20_link" text:visited-style-name="Visited_20_Internet_20_Link"><text:span text:style-name="Emphasis"><text:span text:style-name="T134">CC0 1.0 Universal</text:span></text:span></text:a><text:span text:style-name="Emphasis"><text:span text:style-name="T126">, </text:span></text:span><text:span text:style-name="Emphasis"><text:span text:style-name="T134">2018-</text:span></text:span><text:span text:style-name="Emphasis"><text:span text:style-name="T135"><text:date style:data-style-name="N10111" text:date-value="2023-05-13T10:07:54.080006056" text:fixed="true">2023</text:date></text:span></text:span><text:span text:style-name="Emphasis"><text:span text:style-name="T13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3"><text:span text:style-name="T143">User </text:span>#</text:p>
            <text:p text:style-name="P43"/>
          </table:table-cell>
          <table:table-cell table:style-name="Tabel1.A1" table:number-rows-spanned="2" office:value-type="string">
            <text:p text:style-name="P61">Name</text:p>
            <text:p text:style-name="P45">(<text:span text:style-name="T143">e.g</text:span>. Jan <text:span text:style-name="T142">Jansen</text:span>)</text:p>
          </table:table-cell>
          <table:table-cell table:style-name="Tabel1.A1" table:number-rows-spanned="2" office:value-type="string">
            <text:p text:style-name="P61">Username</text:p>
            <text:p text:style-name="P45">(<text:span text:style-name="T143">e.g</text:span>. jan)</text:p>
          </table:table-cell>
          <table:table-cell table:style-name="Tabel1.D1" table:number-rows-spanned="2" office:value-type="string">
            <text:p text:style-name="P62">Password</text:p>
            <text:p text:style-name="P46"/>
          </table:table-cell>
          <table:table-cell table:style-name="Tabel1.E1" office:value-type="string">
            <text:p text:style-name="P44"/>
          </table:table-cell>
          <table:table-cell table:style-name="Tabel1.F1" office:value-type="string">
            <text:p text:style-name="P48">BIOS <text:span text:style-name="T143">password</text:span></text:p>
          </table:table-cell>
          <table:table-cell table:style-name="Tabel1.G1" office:value-type="string">
            <text:p text:style-name="P47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Wi<text:span text:style-name="T143">F</text:span>i netw<text:span text:style-name="T143">o</text:span>rk na<text:span text:style-name="T143">me</text:span></text:p>
          </table:table-cell>
          <table:table-cell table:style-name="Tabel1.G2" office:value-type="string">
            <text:p text:style-name="P47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3">1</text:p>
          </table:table-cell>
          <table:table-cell table:style-name="Tabel1.A3" office:value-type="string">
            <text:p text:style-name="P44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7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7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0">Network key</text:p>
          </table:table-cell>
          <table:table-cell table:style-name="Tabel1.G2" office:value-type="string">
            <text:p text:style-name="P47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3">2</text:p>
          </table:table-cell>
          <table:table-cell table:style-name="Tabel1.A3" office:value-type="string">
            <text:p text:style-name="P47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7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7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1">Router IP#</text:p>
          </table:table-cell>
          <table:table-cell table:style-name="Tabel1.G2" office:value-type="string">
            <text:p text:style-name="P47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2">3</text:p>
          </table:table-cell>
          <table:table-cell table:style-name="Tabel1.A3" office:value-type="string">
            <text:p text:style-name="P47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7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7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1">Router <text:span text:style-name="T143">user</text:span>/<text:span text:style-name="T143">passwd</text:span></text:p>
          </table:table-cell>
          <table:table-cell table:style-name="Tabel1.G2" office:value-type="string">
            <text:p text:style-name="P47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2">4</text:p>
          </table:table-cell>
          <table:table-cell table:style-name="Tabel1.A3" office:value-type="string">
            <text:p text:style-name="P47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7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7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3">TeamViewer ID</text:p>
          </table:table-cell>
          <table:table-cell table:style-name="Tabel1.G2" office:value-type="string">
            <text:p text:style-name="P47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5"><text:span text:style-name="T143">User</text:span>/<text:span text:style-name="T143">Seq </text:span><text:span text:style-name="T137">#</text:span></text:p>
          </table:table-cell>
          <table:table-cell table:style-name="Tabel2.A1" office:value-type="string">
            <text:p text:style-name="P57">Email nam<text:span text:style-name="T143">e</text:span></text:p>
          </table:table-cell>
          <table:table-cell table:style-name="Tabel2.A1" office:value-type="string">
            <text:p text:style-name="P57">Email ad<text:span text:style-name="T143">d</text:span>res<text:span text:style-name="T143">s</text:span></text:p>
          </table:table-cell>
          <table:table-cell table:style-name="Tabel2.A1" office:value-type="string">
            <text:p text:style-name="P65"><text:span text:style-name="T143">User </text:span>nam<text:span text:style-name="T143">e</text:span></text:p>
          </table:table-cell>
          <table:table-cell table:style-name="Tabel2.A1" office:value-type="string">
            <text:p text:style-name="P63">Password</text:p>
          </table:table-cell>
          <table:table-cell table:style-name="Tabel2.A1" office:value-type="string">
            <text:p text:style-name="P58">Incoming mail server<text:line-break/>(pop.<text:span text:style-name="T143">example</text:span>.com)</text:p>
          </table:table-cell>
          <table:table-cell table:style-name="Tabel2.G1" office:value-type="string">
            <text:p text:style-name="P59">Outgoing mail server<text:line-break/>(smtp.<text:span text:style-name="T143">example</text:span>.com)</text:p>
          </table:table-cell>
        </table:table-row>
        <table:table-row table:style-name="Tabel2.2">
          <table:table-cell table:style-name="Tabel2.A2" office:value-type="string">
            <text:p text:style-name="P56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6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60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60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60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60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60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6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60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60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60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60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60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60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6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60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60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60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60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60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60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6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60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60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60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60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60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60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6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60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60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60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60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60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60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6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60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60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60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60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60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60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05-13T10:09:54.046738045">13/05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05-13T10:09:54.048877945">13/05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09:53.800281972</dc:date>
    <meta:print-date>2014-01-05T10:21:33.960023988</meta:print-date>
    <meta:keyword>Installatie</meta:keyword>
    <meta:keyword>Checklist</meta:keyword>
    <meta:keyword>Linux</meta:keyword>
    <meta:editing-cycles>2404</meta:editing-cycles>
    <meta:editing-duration>P5DT28M52S</meta:editing-duration>
    <meta:printed-by>Karel Zimmer</meta:printed-by>
    <dc:creator>Karel Zimmer</dc:creator>
    <meta:document-statistic meta:table-count="5" meta:image-count="0" meta:object-count="0" meta:page-count="4" meta:paragraph-count="153" meta:word-count="516" meta:character-count="3645" meta:non-whitespace-character-count="2992"/>
    <meta:user-defined meta:name="Info 1"/>
    <meta:user-defined meta:name="Info 2"/>
    <meta:user-defined meta:name="Info 3"/>
    <meta:user-defined meta:name="Info 4"/>
  </office:meta>
</office:document-meta>
</file>